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2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1448" calcext:value-type="float">
            <text:p>62.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744" calcext:value-type="float">
            <text:p>61.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8192" calcext:value-type="float">
            <text:p>61.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3264" calcext:value-type="float">
            <text:p>63.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84" calcext:value-type="float">
            <text:p>62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1072" calcext:value-type="float">
            <text:p>62.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6688" calcext:value-type="float">
            <text:p>62.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4496" calcext:value-type="float">
            <text:p>62.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1824" calcext:value-type="float">
            <text:p>62.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4144" calcext:value-type="float">
            <text:p>57.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384" calcext:value-type="float">
            <text:p>57.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1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048" calcext:value-type="float">
            <text:p>57.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5752" calcext:value-type="float">
            <text:p>56.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6608" calcext:value-type="float">
            <text:p>56.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200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36" calcext:value-type="float">
            <text:p>55.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0888" calcext:value-type="float">
            <text:p>55.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464" calcext:value-type="float">
            <text:p>56.1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784" calcext:value-type="float">
            <text:p>55.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648" calcext:value-type="float">
            <text:p>55.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272" calcext:value-type="float">
            <text:p>56.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9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832" calcext:value-type="float">
            <text:p>56.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1744" calcext:value-type="float">
            <text:p>55.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6312" calcext:value-type="float">
            <text:p>55.8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79696" calcext:value-type="float">
            <text:p>55.4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82032" calcext:value-type="float">
            <text:p>55.8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16856" calcext:value-type="float">
            <text:p>55.6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8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796688" calcext:value-type="float">
            <text:p>55.7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80736" calcext:value-type="float">
            <text:p>56.1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0408" calcext:value-type="float">
            <text:p>55.5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4816" calcext:value-type="float">
            <text:p>58.3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71592" calcext:value-type="float">
            <text:p>56.17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964584" calcext:value-type="float">
            <text:p>54.96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7256" calcext:value-type="float">
            <text:p>54.7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7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NHP-AR-019</text:p>
          </table:table-cell>
          <table:table-cell office:value-type="string" calcext:value-type="string">
            <text:p>196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2" meta:object-count="0"/>
    <meta:user-defined meta:name="AppVersion">3.0</meta:user-defined>
  </office:meta>
</office:document-meta>
</file>